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f3e6" officeooo:paragraph-rsid="001ef3e6"/>
    </style:style>
    <style:style style:name="P2" style:family="paragraph" style:parent-style-name="Standard">
      <style:text-properties officeooo:rsid="0020ad68" officeooo:paragraph-rsid="0020ad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geniería de Software I</text:p>
      <text:p text:style-name="P1"/>
      <text:p text:style-name="P2">Indic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32:20.990896103</meta:creation-date>
    <dc:date>2021-10-18T12:42:38.649359933</dc:date>
    <meta:editing-duration>PT1M4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2" meta:word-count="5" meta:character-count="31" meta:non-whitespace-character-count="27"/>
  </office:meta>
</office:document-meta>
</file>